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817c" officeooo:paragraph-rsid="0019817c"/>
    </style:style>
    <style:style style:name="T1" style:family="text">
      <style:text-properties officeooo:rsid="001ad625"/>
    </style:style>
    <style:style style:name="T2" style:family="text">
      <style:text-properties officeooo:rsid="001c8a67"/>
    </style:style>
    <style:style style:name="T3" style:family="text">
      <style:text-properties officeooo:rsid="001cc4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什么是正则化</text:p>
      <text:p text:style-name="P1"/>
      <text:p text:style-name="P1">减少权重矩阵<text:span text:style-name="T1">W中项的数量</text:span></text:p>
      <text:p text:style-name="P1">正则化一般为：损失函数+正则项r<text:span text:style-name="T2">(d) <text:s/>r(d)为W中非零项的数量，通过损失函数让W中的非零项最小化。令上述公式总体最小（损失函数与正则项的和最小）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14:56:29.857595882</meta:creation-date>
    <dc:date>2021-11-30T16:46:14.373261717</dc:date>
    <meta:editing-duration>PT1H19M2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86" meta:character-count="94" meta:non-whitespace-character-count="92"/>
  </office:meta>
</office:document-meta>
</file>